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b44" officeooo:paragraph-rsid="00042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</text:p>
      <text:p text:style-name="P1">Mata Kuliah</text:p>
      <text:p text:style-name="P1">41521120037 Asrofil Fachrul Riidlo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09:09:10.640242319</meta:creation-date>
    <dc:date>2023-09-30T09:10:12.226929745</dc:date>
    <meta:editing-duration>PT1M3S</meta:editing-duration>
    <meta:editing-cycles>1</meta:editing-cycles>
    <meta:generator>LibreOffice/7.5.5.2$Linux_X86_64 LibreOffice_project/50$Build-2</meta:generator>
    <meta:document-statistic meta:table-count="0" meta:image-count="0" meta:object-count="0" meta:page-count="1" meta:paragraph-count="3" meta:word-count="7" meta:character-count="50" meta:non-whitespace-character-count="46"/>
  </office:meta>
</office:document-meta>
</file>